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e45c2e" style:parent-style-name="Table_20_Contents">
      <style:text-properties fo:background-color="#00cc33"/>
    </style:style>
    <style:style style:family="paragraph" style:name="a964c1b" style:parent-style-name="Table_20_Contents">
      <style:text-properties fo:background-color="#00cc33"/>
    </style:style>
    <style:style style:family="paragraph" style:name="af4648a" style:parent-style-name="Table_20_Contents">
      <style:text-properties fo:background-color="#00cc33"/>
    </style:style>
    <style:style style:family="paragraph" style:list-style-name="L1" style:name="aef5b76" style:parent-style-name="ListParagraph">
      <style:paragraph-properties/>
    </style:style>
    <style:style style:family="paragraph" style:list-style-name="L1" style:name="a8c183f" style:parent-style-name="ListParagraph">
      <style:paragraph-properties/>
    </style:style>
    <style:style style:family="paragraph" style:name="a87032d" style:parent-style-name="Table_20_Contents">
      <style:text-properties fo:background-color="#00cc33"/>
    </style:style>
    <style:style style:family="paragraph" style:name="a63a453" style:parent-style-name="Table_20_Contents">
      <style:text-properties fo:background-color="#00cc33"/>
    </style:style>
    <style:style style:family="paragraph" style:name="a8c0d66" style:parent-style-name="Table_20_Contents">
      <style:text-properties fo:background-color="#00cc33"/>
    </style:style>
    <style:style style:family="paragraph" style:name="af68356" style:parent-style-name="Table_20_Contents">
      <style:text-properties fo:background-color="#00cc33"/>
    </style:style>
    <style:style style:family="paragraph" style:name="a12eb22" style:parent-style-name="Table_20_Contents">
      <style:text-properties fo:background-color="#00cc33"/>
    </style:style>
    <style:style style:family="paragraph" style:name="a1c8382" style:parent-style-name="Table_20_Contents">
      <style:text-properties fo:background-color="#00cc33"/>
    </style:style>
    <style:style style:family="paragraph" style:name="aabd88f" style:parent-style-name="Table_20_Contents">
      <style:text-properties fo:background-color="#00cc33"/>
    </style:style>
    <style:style style:family="paragraph" style:name="aa9fcad" style:parent-style-name="Table_20_Contents">
      <style:text-properties fo:background-color="#00cc33"/>
    </style:style>
    <style:style style:family="paragraph" style:name="a3593c5" style:parent-style-name="Table_20_Contents">
      <style:text-properties fo:background-color="#00cc33"/>
    </style:style>
    <style:style style:family="paragraph" style:name="a7d4b5e" style:parent-style-name="Table_20_Contents">
      <style:text-properties fo:background-color="#00cc33"/>
    </style:style>
    <style:style style:family="table-cell" style:name="ad0af20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aa2988" style:parent-style-name="Table_20_Contents">
      <style:text-properties fo:background-color="#00cc33"/>
    </style:style>
    <style:style style:family="table-cell" style:name="a790a22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884cc3" style:parent-style-name="Table_20_Contents">
      <style:text-properties fo:background-color="#00cc33"/>
    </style:style>
    <style:style style:family="table-cell" style:name="ae2e894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d0d01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8b934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e6fe1a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b224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999a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d79be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4d961e" style:parent-style-name="Table_20_Contents">
      <style:text-properties fo:background-color="#00cc33"/>
    </style:style>
    <style:style style:data-style-name="N0" style:family="table-cell" style:name="a1ffc75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6392f3" style:parent-style-name="Table_20_Contents">
      <style:text-properties fo:background-color="#00cc33"/>
    </style:style>
    <style:style style:data-style-name="N0" style:family="table-cell" style:name="a08265a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01996f" style:parent-style-name="Table_20_Contents">
      <style:text-properties fo:background-color="#00cc33"/>
    </style:style>
    <style:style style:data-style-name="N0" style:family="table-cell" style:name="a7bb949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8bd46d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358ca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0510fb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eb0495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7754d8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a74cb9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7f5f30">
      <style:table-column-properties style:rel-column-width="7287*"/>
    </style:style>
    <style:style style:family="table-column" style:name="a7b698f">
      <style:table-column-properties style:rel-column-width="7281*"/>
    </style:style>
    <style:style style:family="table" style:name="a127afe">
      <style:table-properties style:width="17.0cm" table:align="left"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able:table table:style-name="a127afe">
        <table:table-column table:number-columns-repeated="8" table:style-name="a7b698f"/>
        <table:table-column table:style-name="a7f5f30"/>
        <table:table-row>
          <table:table-cell table:style-name="aa74cb9">
            <text:p text:style-name="Table_20_Contents">0</text:p>
          </table:table-cell>
          <table:table-cell table:style-name="a7754d8">
            <text:p text:style-name="Table_20_Contents">1</text:p>
          </table:table-cell>
          <table:table-cell table:style-name="aeb0495">
            <text:p text:style-name="Table_20_Contents">2</text:p>
          </table:table-cell>
          <table:table-cell table:style-name="a0510fb">
            <text:p text:style-name="Table_20_Contents">3</text:p>
          </table:table-cell>
          <table:table-cell table:style-name="a358cab">
            <text:p text:style-name="Table_20_Contents">4</text:p>
          </table:table-cell>
          <table:table-cell table:style-name="a8bd46d">
            <text:p text:style-name="Table_20_Contents">5</text:p>
          </table:table-cell>
          <table:table-cell table:style-name="a7bb949">
            <text:p text:style-name="a01996f">6</text:p>
          </table:table-cell>
          <table:table-cell table:style-name="a08265a">
            <text:p text:style-name="a6392f3">7</text:p>
          </table:table-cell>
          <table:table-cell table:style-name="a1ffc75">
            <text:p text:style-name="a4d961e">8</text:p>
          </table:table-cell>
        </table:table-row>
        <table:table-row>
          <table:table-cell table:style-name="ad79be1">
            <text:p text:style-name="Table_20_Contents">a</text:p>
          </table:table-cell>
          <table:table-cell table:style-name="aa999a9">
            <text:p text:style-name="Table_20_Contents">b</text:p>
          </table:table-cell>
          <table:table-cell table:style-name="adb224a">
            <text:p text:style-name="Table_20_Contents">c</text:p>
          </table:table-cell>
          <table:table-cell table:style-name="ae6fe1a">
            <text:p text:style-name="Table_20_Contents">d</text:p>
          </table:table-cell>
          <table:table-cell table:style-name="a78b934">
            <text:p text:style-name="Table_20_Contents">e</text:p>
          </table:table-cell>
          <table:table-cell table:style-name="a7d0d01">
            <text:p text:style-name="Table_20_Contents">f</text:p>
          </table:table-cell>
          <table:table-cell table:style-name="ae2e894">
            <text:p text:style-name="a884cc3">g</text:p>
          </table:table-cell>
          <table:table-cell table:style-name="a790a22">
            <text:p text:style-name="aaa2988">h</text:p>
          </table:table-cell>
          <table:table-cell table:style-name="ad0af20">
            <text:p text:style-name="a7d4b5e">i</text:p>
          </table:table-cell>
        </table:table-row>
        <table:table-row>
          <table:table-cell table:style-name="ad79be1">
            <text:list text:continue-numbering="true" text:style-name="L1">
              <text:list-item>
                <text:p text:style-name="a8c183f">a</text:p>
              </text:list-item>
            </text:list>
          </table:table-cell>
          <table:table-cell table:style-name="aa999a9">
            <text:p text:style-name="Table_20_Contents"/>
          </table:table-cell>
          <table:table-cell table:style-name="adb224a">
            <text:p text:style-name="Table_20_Contents"/>
          </table:table-cell>
          <table:table-cell table:style-name="ae6fe1a">
            <text:p text:style-name="Table_20_Contents"/>
          </table:table-cell>
          <table:table-cell table:style-name="a78b934">
            <text:p text:style-name="Table_20_Contents"/>
          </table:table-cell>
          <table:table-cell table:style-name="a7d0d01">
            <text:p text:style-name="Table_20_Contents"/>
          </table:table-cell>
          <table:table-cell table:style-name="ae2e894">
            <text:p text:style-name="a3593c5"/>
          </table:table-cell>
          <table:table-cell table:style-name="a790a22">
            <text:p text:style-name="aa9fcad"/>
          </table:table-cell>
          <table:table-cell table:style-name="ad0af20">
            <text:p text:style-name="aabd88f"/>
          </table:table-cell>
        </table:table-row>
        <table:table-row>
          <table:table-cell table:style-name="ad79be1">
            <text:list text:continue-numbering="true" text:style-name="L1">
              <text:list-item>
                <text:p text:style-name="aef5b76"/>
              </text:list-item>
            </text:list>
          </table:table-cell>
          <table:table-cell table:style-name="aa999a9">
            <text:p text:style-name="Table_20_Contents"/>
          </table:table-cell>
          <table:table-cell table:style-name="adb224a">
            <text:p text:style-name="Table_20_Contents"/>
          </table:table-cell>
          <table:table-cell table:style-name="ae6fe1a">
            <text:p text:style-name="Table_20_Contents"/>
          </table:table-cell>
          <table:table-cell table:style-name="a78b934">
            <text:p text:style-name="Table_20_Contents"/>
          </table:table-cell>
          <table:table-cell table:style-name="a7d0d01">
            <text:p text:style-name="Table_20_Contents"/>
          </table:table-cell>
          <table:table-cell table:style-name="ae2e894">
            <text:p text:style-name="af4648a"/>
          </table:table-cell>
          <table:table-cell table:style-name="a790a22">
            <text:p text:style-name="a964c1b"/>
          </table:table-cell>
          <table:table-cell table:style-name="ad0af20">
            <text:p text:style-name="ae45c2e"/>
          </table:table-cell>
        </table:table-row>
        <table:table-row>
          <table:table-cell table:style-name="ad79be1">
            <text:p text:style-name="Table_20_Contents"/>
          </table:table-cell>
          <table:table-cell table:style-name="aa999a9">
            <text:p text:style-name="Table_20_Contents"/>
          </table:table-cell>
          <table:table-cell table:style-name="adb224a">
            <text:p text:style-name="Table_20_Contents"/>
          </table:table-cell>
          <table:table-cell table:style-name="ae6fe1a">
            <text:p text:style-name="Table_20_Contents"/>
          </table:table-cell>
          <table:table-cell table:style-name="a78b934">
            <text:p text:style-name="Table_20_Contents"/>
          </table:table-cell>
          <table:table-cell table:style-name="a7d0d01">
            <text:p text:style-name="Table_20_Contents"/>
          </table:table-cell>
          <table:table-cell table:style-name="ae2e894">
            <text:p text:style-name="a1c8382"/>
          </table:table-cell>
          <table:table-cell table:style-name="a790a22">
            <text:p text:style-name="a12eb22"/>
          </table:table-cell>
          <table:table-cell table:style-name="ad0af20">
            <text:p text:style-name="af68356"/>
          </table:table-cell>
        </table:table-row>
        <table:table-row>
          <table:table-cell table:style-name="ad79be1">
            <text:p text:style-name="Table_20_Contents"/>
          </table:table-cell>
          <table:table-cell table:style-name="aa999a9">
            <text:p text:style-name="Table_20_Contents"/>
          </table:table-cell>
          <table:table-cell table:style-name="adb224a">
            <text:p text:style-name="Table_20_Contents"/>
          </table:table-cell>
          <table:table-cell table:style-name="ae6fe1a">
            <text:p text:style-name="Table_20_Contents"/>
          </table:table-cell>
          <table:table-cell table:style-name="a78b934">
            <text:p text:style-name="Table_20_Contents"/>
          </table:table-cell>
          <table:table-cell table:style-name="a7d0d01">
            <text:p text:style-name="Table_20_Contents"/>
          </table:table-cell>
          <table:table-cell table:style-name="ae2e894">
            <text:p text:style-name="a8c0d66"/>
          </table:table-cell>
          <table:table-cell table:style-name="a790a22">
            <text:p text:style-name="a63a453"/>
          </table:table-cell>
          <table:table-cell table:style-name="ad0af20">
            <text:p text:style-name="a87032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22</dc:date>
    <meta:editing-cycles>2</meta:editing-cycles>
    <meta:editing-duration>PT0.024S</meta:editing-duration>
  </office:meta>
</office:document-meta>
</file>